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svg:font-family="Helvetica" style:font-family-generic="swiss"/>
    <style:font-face style:name="HelveticaNeue" svg:font-family="HelveticaNeue"/>
    <style:font-face style:name="HelveticaNeue-Bold" svg:font-family="HelveticaNeue-Bol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2cm"/>
    </style:style>
    <style:style style:name="co2" style:family="table-column">
      <style:table-column-properties fo:break-before="auto" style:column-width="3.66cm"/>
    </style:style>
    <style:style style:name="co3" style:family="table-column">
      <style:table-column-properties fo:break-before="auto" style:column-width="2.267cm"/>
    </style:style>
    <style:style style:name="co4" style:family="table-column">
      <style:table-column-properties fo:break-before="auto" style:column-width="18.92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background-color="#b0b3b2" fo:border="0.99pt solid #000000" style:vertical-align="middle"/>
      <style:text-properties fo:color="#000000" style:text-outline="false" style:text-line-through-style="none" style:text-line-through-typ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eeeeee" fo:border="0.06pt solid #000000" style:vertical-align="middle"/>
      <style:text-properties fo:color="#000000" style:text-outline="false" style:text-line-through-style="none" style:text-line-through-typ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fo:border="0.06pt solid #000000" style:vertical-align="middle"/>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7" style:family="table-cell" style:parent-style-name="Default">
      <style:table-cell-properties style:vertical-align="middle"/>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b0b3b2" fo:border-left="2.49pt solid #000000" fo:border-right="2.49pt solid #000000" fo:border-top="2.49pt solid #000000" style:vertical-align="middle"/>
      <style:text-properties fo:color="#000000" style:text-outline="false" style:text-line-through-style="none" style:text-line-through-typ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6">
      <style:table-cell-properties fo:border-bottom="0.06pt solid #000000" fo:background-color="#ffffff" fo:border-left="2.49pt solid #000000" fo:border-right="2.49pt solid #000000" fo:border-top="0.06pt solid #000000" style:vertical-align="middle"/>
      <style:text-properties fo:color="#000000" style:text-outline="false" style:text-line-through-style="none" style:text-line-through-typ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6">
      <style:table-cell-properties fo:border-bottom="2.49pt solid #000000" fo:background-color="#ffffff" fo:border-left="2.49pt solid #000000" fo:border-right="2.49pt solid #000000" fo:border-top="0.06pt solid #000000" style:vertical-align="middle"/>
      <style:text-properties fo:color="#000000" style:text-outline="false" style:text-line-through-style="none" style:text-line-through-typ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b0b3b2" fo:border="0.06pt solid #000000" style:vertical-align="middle"/>
      <style:text-properties fo:color="#000000" style:text-outline="false" style:text-line-through-style="none" style:text-line-through-typ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data-style-name="N106">
      <style:table-cell-properties fo:background-color="#eeeeee" fo:border="0.06pt solid #000000" style:vertical-align="middle"/>
      <style:text-properties fo:color="#000000" style:text-outline="false" style:text-line-through-style="none" style:text-line-through-typ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6">
      <style:table-cell-properties fo:background-color="#f2f2f2" fo:border="2.49pt solid #000000" style:vertical-align="middle"/>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06">
      <style:table-cell-properties fo:background-color="#f2f2f2" fo:border="2.49pt solid #000000" style:vertical-align="middle"/>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name-complex="Arial Unicode MS"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fo:border="0.06pt solid #000000" style:vertical-align="middle"/>
      <style:text-properties fo:color="#000000"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5.69999980926514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background-color="#eeeeee" fo:border="0.06pt solid #000000" style:vertical-align="middle"/>
      <style:text-properties fo:color="#000000" style:text-outline="false" style:text-line-through-style="none" style:text-line-through-type="none" fo:font-size="10pt" fo:language="en" fo:country="US" fo:font-style="normal" fo:text-shadow="none" style:text-underline-mode="continuous" style:text-overline-mode="continuous" style:text-line-through-mode="continuous" style:font-size-asian="10pt" style:language-asian="en" style:country-asian="US" style:font-style-asian="normal" style:font-size-complex="5.69999980926514pt" style:language-complex="en" style:country-complex="US" style:font-style-complex="normal" style:text-emphasize="none" style:font-relief="none" style:text-overline-style="none" style:text-overline-color="font-color"/>
    </style:style>
    <style:style style:name="ce17" style:family="table-cell" style:parent-style-name="Default">
      <style:table-cell-properties fo:background-color="#eeeeee" fo:border="0.06pt solid #000000" style:vertical-align="middle"/>
      <style:text-properties fo:color="#000000"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5.65000009536743pt" style:language-complex="en" style:country-complex="US" style:font-style-complex="normal" style:text-emphasize="none" style:font-relief="none" style:text-overline-style="none" style:text-overline-color="font-color"/>
    </style:style>
    <style:style style:name="T1" style:family="text">
      <style:text-properties fo:color="#000000" style:font-name="HelveticaNeue-Bold" fo:font-size="10pt" fo:font-weight="bold" style:text-underline-style="none" style:text-underline-color="font-color" style:text-position="0% 100%" style:font-name-asian="HelveticaNeue-Bold" style:font-name-complex="HelveticaNeue-Bold" style:font-size-asian="10pt" style:font-size-complex="5.69999980926514pt" style:font-weight-asian="bold" style:font-weight-complex="bold"/>
    </style:style>
    <style:style style:name="T2" style:family="text">
      <style:text-properties fo:color="#000000" fo:font-size="10pt" style:text-underline-style="none" style:text-underline-color="font-color" style:text-position="0% 100%" style:font-size-asian="10pt" style:font-size-complex="5.69999980926514pt" style:font-name="HelveticaNeue" fo:font-weight="normal" style:font-name-asian="HelveticaNeue" style:font-name-complex="HelveticaNeue" style:font-weight-asian="normal" style:font-weight-complex="normal"/>
    </style:style>
    <style:style style:name="T3" style:family="text">
      <style:text-properties fo:color="#000000" fo:font-size="10pt" style:text-position="0% 100%" style:font-size-asian="10pt" style:font-size-complex="5.69999980926514pt" style:font-name="HelveticaNeue" style:font-name-asian="HelveticaNeue" style:font-name-complex="HelveticaNeue" fo:font-weight="bold" style:text-underline-style="solid" style:text-underline-width="auto" style:text-underline-color="font-color" style:font-weight-asian="bold" style:font-weight-complex="bold"/>
    </style:style>
    <style:style style:name="T4" style:family="text">
      <style:text-properties fo:color="#000000" fo:font-size="10pt" style:text-position="0% 100%" style:font-size-asian="10pt" style:font-size-complex="5.69999980926514pt" style:font-name="HelveticaNeue" style:font-name-asian="HelveticaNeue" style:font-name-complex="HelveticaNeue"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fo:color="#000000" style:font-name="HelveticaNeue" fo:font-size="10pt" fo:font-weight="normal" style:text-underline-style="none" style:text-underline-color="font-color" style:text-position="0% 100%" style:font-name-asian="HelveticaNeue" style:font-name-complex="HelveticaNeue" style:font-size-asian="10pt" style:font-size-complex="5.69999980926514pt" style:font-weight-asian="normal" style:font-weight-complex="normal"/>
    </style:style>
    <style:style style:name="T7" style:family="text">
      <style:text-properties fo:color="#000000" fo:font-size="10pt" style:text-underline-style="none" style:text-underline-color="font-color" style:text-position="0% 100%" style:font-size-asian="10pt" style:font-size-complex="5.69999980926514pt" style:font-name="HelveticaNeue-Bold" fo:font-weight="bold" style:font-name-asian="HelveticaNeue-Bold" style:font-name-complex="HelveticaNeue-Bold" style:font-weight-asian="bold" style:font-weight-complex="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default-cell-style-name="ce1"/>
        <table:table-column table:style-name="co3" table:number-columns-repeated="1017" table:default-cell-style-name="ce1"/>
        <table:table-row table:style-name="ro1">
          <table:table-cell table:number-columns-repeated="3"/>
          <table:table-cell table:style-name="ce7" table:number-columns-repeated="2"/>
          <table:table-cell table:number-columns-repeated="1018"/>
        </table:table-row>
        <table:table-row table:style-name="ro2">
          <table:table-cell table:style-name="ce2" office:value-type="string" calcext:value-type="string">
            <text:p>Secció</text:p>
          </table:table-cell>
          <table:table-cell table:style-name="ce2" office:value-type="string" calcext:value-type="string">
            <text:p>Funcionalitat</text:p>
          </table:table-cell>
          <table:table-cell table:style-name="ce2" office:value-type="string" calcext:value-type="string">
            <text:p>Pes</text:p>
          </table:table-cell>
          <table:table-cell table:style-name="ce8" office:value-type="string" calcext:value-type="string">
            <text:p>Nota</text:p>
          </table:table-cell>
          <table:table-cell table:style-name="ce11" office:value-type="string" calcext:value-type="string">
            <text:p>N.Pond</text:p>
          </table:table-cell>
          <table:table-cell table:style-name="ce2" office:value-type="string" calcext:value-type="string">
            <text:p>Criteris nota</text:p>
          </table:table-cell>
          <table:table-cell table:number-columns-repeated="1017"/>
        </table:table-row>
        <table:table-row table:style-name="ro3">
          <table:table-cell table:style-name="ce3" office:value-type="string" calcext:value-type="string">
            <text:p>Sistema de productes</text:p>
          </table:table-cell>
          <table:table-cell table:style-name="ce3" office:value-type="string" calcext:value-type="string">
            <text:p>Filtratge del nom de</text:p>
            <text:p>les categories</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3]*[.D3]" office:value-type="float" office:value="0.2" calcext:value-type="float">
            <text:p>0,2</text:p>
          </table:table-cell>
          <table:table-cell table:style-name="ce15" office:value-type="string" calcext:value-type="string">
            <text:p><text:span text:style-name="T1">1.0</text:span><text:span text:style-name="T2"> si es pot posar com a nom d’una categoria: &lt;script&gt;alert(‘a’);&lt;/script&gt; i al mostrar el llistat de categories surt aquest text I no s'executa el script.</text:span></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Sistema de productes</text:p>
          </table:table-cell>
          <table:table-cell table:style-name="ce3" office:value-type="string" calcext:value-type="string">
            <text:p>Cercador</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4]*[.D4]" office:value-type="float" office:value="0.2" calcext:value-type="float">
            <text:p>0,2</text:p>
          </table:table-cell>
          <table:table-cell table:style-name="ce15" office:value-type="string" calcext:value-type="string">
            <text:p><text:span text:style-name="T1">1.0</text:span><text:span text:style-name="T2"> si hi ha un camp de text on poder escriure i buscar (ja sigui amb AJAX o  Fetch ) i apareix un llistat dels productes que al nom o descripció contenen aquest text.</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Sistema d’usuaris</text:p>
          </table:table-cell>
          <table:table-cell table:style-name="ce3" office:value-type="string" calcext:value-type="string">
            <text:p>Registre: validació a</text:p>
            <text:p>la part de client</text:p>
          </table:table-cell>
          <table:table-cell table:style-name="ce3" office:value-type="float" office:value="0.3" calcext:value-type="float">
            <text:p>0,3</text:p>
          </table:table-cell>
          <table:table-cell table:style-name="ce9" office:value-type="float" office:value="1" calcext:value-type="float">
            <text:p>1,0</text:p>
          </table:table-cell>
          <table:table-cell table:style-name="ce12" table:formula="of:=[.C5]*[.D5]" office:value-type="float" office:value="0.3" calcext:value-type="float">
            <text:p>0,3</text:p>
          </table:table-cell>
          <table:table-cell table:style-name="ce16" office:value-type="string" calcext:value-type="string">
            <text:p><text:span text:style-name="T1">1.0</text:span><text:span text:style-name="T2"> si </text:span><text:span text:style-name="T3">abans</text:span><text:span text:style-name="T4"> d’enviar el formulari al servidor es comprova que cap camp estigui buit, el correu electrònic té un format vàlid, adreça i població no tenen més de 30 caràcters i el codi postal són 5 dígits. En cas d’error s’informa a l’usuari i no s’envien les dades.</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Sistema d’usuaris</text:p>
          </table:table-cell>
          <table:table-cell table:style-name="ce3" office:value-type="string" calcext:value-type="string">
            <text:p>Validació a la part de</text:p>
            <text:p>servidor</text:p>
          </table:table-cell>
          <table:table-cell table:style-name="ce3" office:value-type="float" office:value="0.3" calcext:value-type="float">
            <text:p>0,3</text:p>
          </table:table-cell>
          <table:table-cell table:style-name="ce9" office:value-type="float" office:value="1" calcext:value-type="float">
            <text:p>1,0</text:p>
          </table:table-cell>
          <table:table-cell table:style-name="ce12" table:formula="of:=[.C6]*[.D6]" office:value-type="float" office:value="0.3" calcext:value-type="float">
            <text:p>0,3</text:p>
          </table:table-cell>
          <table:table-cell table:style-name="ce15" office:value-type="string" calcext:value-type="string">
            <text:p><text:span text:style-name="T1">1.0</text:span><text:span text:style-name="T2"> si un cop enviades les dades al servidor, amb PHP comproveu que no hi ha cap camp buit, l’email té un format vàlid i el codi postal és un valor enter. En cas d’error retorneu a la pàgina de registre informant dels errors.</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Sistema d’usuaris</text:p>
          </table:table-cell>
          <table:table-cell table:style-name="ce3" office:value-type="string" calcext:value-type="string">
            <text:p>Inici de sessió</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7]*[.D7]" office:value-type="float" office:value="0.2" calcext:value-type="float">
            <text:p>0,2</text:p>
          </table:table-cell>
          <table:table-cell table:style-name="ce17" office:value-type="string" calcext:value-type="string">
            <text:p><text:span text:style-name="T1">1.0</text:span><text:span text:style-name="T2"> si el formulari d’inici de sessió funciona correctament i l’usuari es pot loguejar desant les dades a la sessió.</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Sistema d’usuaris</text:p>
          </table:table-cell>
          <table:table-cell table:style-name="ce3" office:value-type="string" calcext:value-type="string">
            <text:p>Edició de perfil amb</text:p>
            <text:p>Imatge</text:p>
          </table:table-cell>
          <table:table-cell table:style-name="ce3" office:value-type="float" office:value="0.5" calcext:value-type="float">
            <text:p>0,5</text:p>
          </table:table-cell>
          <table:table-cell table:style-name="ce9" office:value-type="float" office:value="1" calcext:value-type="float">
            <text:p>1,0</text:p>
          </table:table-cell>
          <table:table-cell table:style-name="ce12" table:formula="of:=[.C8]*[.D8]" office:value-type="float" office:value="0.5" calcext:value-type="float">
            <text:p>0,5</text:p>
          </table:table-cell>
          <table:table-cell table:style-name="ce15" office:value-type="string" calcext:value-type="string">
            <text:p><text:span text:style-name="T1">1.0</text:span><text:span text:style-name="T2"> si es pot visualitzar i modificar en un formulari les dades de registre de l’usuari I la seva foto de perfil. A l’enviar s’actualitzen les dades de la base de dades.</text:span></text:p>
            <text:p><text:span text:style-name="T1">0.0</text:span><text:span text:style-name="T2"> en qualsevol altre cas.</text:span></text:p>
          </table:table-cell>
          <table:table-cell table:number-columns-repeated="1017"/>
        </table:table-row>
        <table:table-row table:style-name="ro4">
          <table:table-cell table:style-name="ce4" office:value-type="string" calcext:value-type="string">
            <text:p>Sistema d'usuaris</text:p>
          </table:table-cell>
          <table:table-cell table:style-name="ce3" office:value-type="string" calcext:value-type="string">
            <text:p>Llistat de comandes</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9]*[.D9]" office:value-type="float" office:value="0.2" calcext:value-type="float">
            <text:p>0,2</text:p>
          </table:table-cell>
          <table:table-cell table:style-name="ce15" office:value-type="string" calcext:value-type="string">
            <text:p><text:span text:style-name="T5">1.0</text:span> Si en aquest apartat es mostren totes les comandes de l'usuari, incloent la data, import total I cadascun dels productes comprats.</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Afegir productes al</text:p>
            <text:p>Cabàs</text:p>
          </table:table-cell>
          <table:table-cell table:style-name="ce3" office:value-type="float" office:value="0.5" calcext:value-type="float">
            <text:p>0,5</text:p>
          </table:table-cell>
          <table:table-cell table:style-name="ce9" office:value-type="float" office:value="1" calcext:value-type="float">
            <text:p>1,0</text:p>
          </table:table-cell>
          <table:table-cell table:style-name="ce12" table:formula="of:=[.C10]*[.D10]" office:value-type="float" office:value="0.5" calcext:value-type="float">
            <text:p>0,5</text:p>
          </table:table-cell>
          <table:table-cell table:style-name="ce17" office:value-type="string" calcext:value-type="string">
            <text:p><text:span text:style-name="T1">1.0</text:span><text:span text:style-name="T2"> si a la fitxa de producte hi ha l’opció d’afegir una quantitat de productes i un botó per afegir aquella quantitat de productes al cabàs. Les dades s’han de guardar a sessió.</text:span></text:p>
            <text:p><text:span text:style-name="T1">0.0</text:span><text:span text:style-name="T2"> en qualsevol altre cas.</text:span></text:p>
          </table:table-cell>
          <table:table-cell table:style-name="Default"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Cabàs visible a tota</text:p>
            <text:p>la web</text:p>
          </table:table-cell>
          <table:table-cell table:style-name="ce3" office:value-type="float" office:value="0.3" calcext:value-type="float">
            <text:p>0,3</text:p>
          </table:table-cell>
          <table:table-cell table:style-name="ce9" office:value-type="float" office:value="1" calcext:value-type="float">
            <text:p>1,0</text:p>
          </table:table-cell>
          <table:table-cell table:style-name="ce12" table:formula="of:=[.C11]*[.D11]" office:value-type="float" office:value="0.3" calcext:value-type="float">
            <text:p>0,3</text:p>
          </table:table-cell>
          <table:table-cell table:style-name="ce17" office:value-type="string" calcext:value-type="string">
            <text:p><text:span text:style-name="T1">1.0</text:span><text:span text:style-name="T2"> si hi ha un resum del cabàs visible a tota la web amb l’import total i la quantitat total de productes. Els valors s’actualitzen si hi afegiu productes.</text:span></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Pàgina del cabàs</text:p>
          </table:table-cell>
          <table:table-cell table:style-name="ce3" office:value-type="float" office:value="0.3" calcext:value-type="float">
            <text:p>0,3</text:p>
          </table:table-cell>
          <table:table-cell table:style-name="ce9" office:value-type="float" office:value="1" calcext:value-type="float">
            <text:p>1,0</text:p>
          </table:table-cell>
          <table:table-cell table:style-name="ce12" table:formula="of:=[.C12]*[.D12]" office:value-type="float" office:value="0.3" calcext:value-type="float">
            <text:p>0,3</text:p>
          </table:table-cell>
          <table:table-cell table:style-name="ce17" office:value-type="string" calcext:value-type="string">
            <text:p><text:span text:style-name="T1">1.0</text:span><text:span text:style-name="T2"> si a la pàgina del cabàs apareix un resum del cabàs, incloent els productes, les quantitats i els preus.</text:span></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Buidar el cabàs</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13]*[.D13]" office:value-type="float" office:value="0.2" calcext:value-type="float">
            <text:p>0,2</text:p>
          </table:table-cell>
          <table:table-cell table:style-name="ce17" office:value-type="string" calcext:value-type="string">
            <text:p><text:span text:style-name="T1">1.0</text:span><text:span text:style-name="T2"> si a la pàgina del cabàs hi ha un botó que el buida, netejant així la informació de la sessió sobre el cabàs.</text:span></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Modificar productes</text:p>
            <text:p>al cabàs</text:p>
          </table:table-cell>
          <table:table-cell table:style-name="ce3" office:value-type="float" office:value="0.4" calcext:value-type="float">
            <text:p>0,4</text:p>
          </table:table-cell>
          <table:table-cell table:style-name="ce9" office:value-type="float" office:value="1" calcext:value-type="float">
            <text:p>1,0</text:p>
          </table:table-cell>
          <table:table-cell table:style-name="ce12" table:formula="of:=[.C14]*[.D14]" office:value-type="float" office:value="0.4" calcext:value-type="float">
            <text:p>0,4</text:p>
          </table:table-cell>
          <table:table-cell table:style-name="ce17" office:value-type="string" calcext:value-type="string">
            <text:p><text:span text:style-name="T1">1.0</text:span><text:span text:style-name="T2"> si a la pàgina del cabàs hi ha uns botons que permeten modificar la quantitat d’un producte prèviament afegit al cabàs.</text:span></text:p>
            <text:p><text:span text:style-name="T1">0.0</text:span><text:span text:style-name="T2"> en qualsevol altre cas.</text:span></text:p>
          </table:table-cell>
          <table:table-cell table:number-columns-repeated="1017"/>
        </table:table-row>
        <table:table-row table:style-name="ro3">
          <table:table-cell table:style-name="ce3" office:value-type="string" calcext:value-type="string">
            <text:p>Cabàs de la compra</text:p>
          </table:table-cell>
          <table:table-cell table:style-name="ce3" office:value-type="string" calcext:value-type="string">
            <text:p>Eliminar productes</text:p>
            <text:p>del cabàs</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15]*[.D15]" office:value-type="float" office:value="0.2" calcext:value-type="float">
            <text:p>0,2</text:p>
          </table:table-cell>
          <table:table-cell table:style-name="ce17" office:value-type="string" calcext:value-type="string">
            <text:p><text:span text:style-name="T1">1.0</text:span><text:span text:style-name="T2"> si a la àgina del cabàs hi ha un botó que permet eliminar completament un producte que prèviament s’hi havia afegit.</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Procés de compra</text:p>
          </table:table-cell>
          <table:table-cell table:style-name="ce3" office:value-type="string" calcext:value-type="string">
            <text:p>Pàgina de confirmació</text:p>
            <text:p>de compra</text:p>
          </table:table-cell>
          <table:table-cell table:style-name="ce3" office:value-type="float" office:value="0.2" calcext:value-type="float">
            <text:p>0,2</text:p>
          </table:table-cell>
          <table:table-cell table:style-name="ce9" office:value-type="float" office:value="1" calcext:value-type="float">
            <text:p>1,0</text:p>
          </table:table-cell>
          <table:table-cell table:style-name="ce12" table:formula="of:=[.C16]*[.D16]" office:value-type="float" office:value="0.2" calcext:value-type="float">
            <text:p>0,2</text:p>
          </table:table-cell>
          <table:table-cell table:style-name="ce17" office:value-type="string" calcext:value-type="string">
            <text:p><text:span text:style-name="T1">1.0</text:span><text:span text:style-name="T2"> si una vegada confirmada la compra i desada a la base de dades, apareix una pàgina informant de que la compra s’ha realitzat correctament.</text:span></text:p>
            <text:p><text:span text:style-name="T1">0.0</text:span><text:span text:style-name="T2"> en qualsevol altre cas.</text:span></text:p>
          </table:table-cell>
          <table:table-cell table:number-columns-repeated="1017"/>
        </table:table-row>
        <table:table-row table:style-name="ro3">
          <table:table-cell table:style-name="ce4" office:value-type="string" calcext:value-type="string">
            <text:p>Procés de compra</text:p>
          </table:table-cell>
          <table:table-cell table:style-name="ce3" office:value-type="string" calcext:value-type="string">
            <text:p>Desar compra a la</text:p>
            <text:p>Base de dades</text:p>
          </table:table-cell>
          <table:table-cell table:style-name="ce3" office:value-type="float" office:value="0.5" calcext:value-type="float">
            <text:p>0,5</text:p>
          </table:table-cell>
          <table:table-cell table:style-name="ce9" office:value-type="float" office:value="1" calcext:value-type="float">
            <text:p>1,0</text:p>
          </table:table-cell>
          <table:table-cell table:style-name="ce12" table:formula="of:=[.C17]*[.D17]" office:value-type="float" office:value="0.5" calcext:value-type="float">
            <text:p>0,5</text:p>
          </table:table-cell>
          <table:table-cell table:style-name="ce17" office:value-type="string" calcext:value-type="string">
            <text:p><text:span text:style-name="T1">1.0</text:span><text:span text:style-name="T2"> si la compra es desa correctament a la base de dades un cop confirmada. S’han de guardar les dades de “capçalera” de la compra (data i hora, id d’usuari, import total i quantitat total de productes) i cadascun dels productes (id de producte, nom, quantitat i preu).</text:span></text:p>
            <text:p><text:span text:style-name="T1">0.0</text:span><text:span text:style-name="T2"> en qualsevol altre cas.</text:span></text:p>
          </table:table-cell>
          <table:table-cell table:number-columns-repeated="1017"/>
        </table:table-row>
        <table:table-row table:style-name="ro5">
          <table:table-cell table:style-name="ce4" office:value-type="string" calcext:value-type="string">
            <text:p>General</text:p>
          </table:table-cell>
          <table:table-cell table:style-name="ce3" office:value-type="string" calcext:value-type="string">
            <text:p>Qualitat del codi.</text:p>
          </table:table-cell>
          <table:table-cell table:style-name="ce3" office:value-type="float" office:value="0.5" calcext:value-type="float">
            <text:p>0,5</text:p>
          </table:table-cell>
          <table:table-cell table:style-name="ce9" office:value-type="float" office:value="0.8" calcext:value-type="float">
            <text:p>0,8</text:p>
          </table:table-cell>
          <table:table-cell table:style-name="ce12" table:formula="of:=[.C18]*[.D18]" office:value-type="float" office:value="0.4" calcext:value-type="float">
            <text:p>0,4</text:p>
          </table:table-cell>
          <table:table-cell table:style-name="ce17" office:value-type="string" calcext:value-type="string">
            <text:p><text:span text:style-name="T1">Exemples d’errors greus:</text:span><text:span text:style-name="T2"> Apareixen “warnings”, errors crítics o altres missatges del servidor que no aporten res a l’usuari (s’ha de tenir la visualització d’errors activada). Duplicitat de codi. Dades “hardcodejades” quan haurien de  ser dinàmiques. Fer “bucles” innecessaris al codi augmentar el temps de resposta del servidor i malbaratant els seus recursos. La pàgina d’inici sense cap paràmetre GET dóna error (tdiw-xx.deic-docencia.uab.cat).</text:span></text:p>
            <text:p><text:span text:style-name="T1">Exemples d’errors lleus:</text:span><text:span text:style-name="T2"> Codi mal tabulat, variables i funcions no autoexplicatives, errors de sintaxis HTML i CSS.</text:span></text:p>
            <text:p><text:span text:style-name="T1">1.0</text:span><text:span text:style-name="T2"> si no hi ha cap error.</text:span></text:p>
            <text:p><text:span text:style-name="T1">0.8</text:span><text:span text:style-name="T2"> si hi ha només entre 1 i 3 errors lleus.</text:span></text:p>
            <text:p><text:span text:style-name="T1">0.6</text:span><text:span text:style-name="T2"> si hi ha només un error greu o (i només “o”) entre 4 i 6 errors lleus.</text:span></text:p>
            <text:p><text:span text:style-name="T1">0.4</text:span><text:span text:style-name="T2"> si hi ha un error greu i fins a 6 errors lleus.</text:span></text:p>
            <text:p><text:span text:style-name="T1">0.2</text:span><text:span text:style-name="T2"> si hih a un error greu i més de 6 errors lleus.</text:span></text:p>
            <text:p><text:span text:style-name="T1">0.0</text:span><text:span text:style-name="T2"> en qualsevol altre cas.</text:span></text:p>
          </table:table-cell>
          <table:table-cell table:number-columns-repeated="1017"/>
        </table:table-row>
        <table:table-row table:style-name="ro5">
          <table:table-cell table:style-name="ce4" office:value-type="string" calcext:value-type="string">
            <text:p>General</text:p>
          </table:table-cell>
          <table:table-cell table:style-name="ce3" office:value-type="string" calcext:value-type="string">
            <text:p>UX + UI</text:p>
          </table:table-cell>
          <table:table-cell table:style-name="ce3" office:value-type="float" office:value="0.5" calcext:value-type="float">
            <text:p>0,5</text:p>
          </table:table-cell>
          <table:table-cell table:style-name="ce10" office:value-type="float" office:value="0.8" calcext:value-type="float">
            <text:p>0,8</text:p>
          </table:table-cell>
          <table:table-cell table:style-name="ce12" table:formula="of:=[.C19]*[.D19]" office:value-type="float" office:value="0.4" calcext:value-type="float">
            <text:p>0,4</text:p>
          </table:table-cell>
          <table:table-cell table:style-name="ce17" office:value-type="string" calcext:value-type="string">
            <text:p><text:span text:style-name="T6">S’analitzarà el web amb una pantalla de 1.280px i 1920px d’amplada. </text:span><text:span text:style-name="T7">Exemples d’errors greus: </text:span><text:span text:style-name="T2">El menú de navegació no apareix a tots els apartats de la pàgina web. Apareixen scrolls horitzontals a la web. La combinació de colors no genera prou contrast i costa visualitzar alguns elements. Alguns elements es superposen entre ells de manera no intencionada i sense que resulti de cap utilitat. Fallen algunes funcionalitats en alguns apartats. No hi ha una opció per tornar a l’inici de la pàgina. No queda clar quins errors hi ha als formularis.</text:span></text:p>
            <text:p><text:span text:style-name="T1">Exemples d’errors lleus: </text:span><text:span text:style-name="T2">Haver de fer molt scroll vertical per trobar parts importants de la web. Faltes d’ortografia. Pàgines amb cul de sac on no hi ha més opció per seguir navegan més enllà del menú de navegació. Falta de coherència de colors i/o tipografies. Imatges molt més grans del tamany que s’estan mostrant. Temps de càrrega superior als 6 segons.</text:span></text:p>
            <text:p><text:span text:style-name="T1">1.0</text:span><text:span text:style-name="T2"> si no hi ha cap error.</text:span></text:p>
            <text:p><text:span text:style-name="T1">0.8</text:span><text:span text:style-name="T2"> si hi ha només entre 1 i 3 errors lleus.</text:span></text:p>
            <text:p><text:span text:style-name="T1">0.6</text:span><text:span text:style-name="T2"> si hi ha només un error greu o (i només “o”) entre 4 i 6 errors lleus.</text:span></text:p>
            <text:p><text:span text:style-name="T1">0.4</text:span><text:span text:style-name="T2"> si hi ha un error greu i fins a 6 errors lleus.</text:span></text:p>
            <text:p><text:span text:style-name="T1">0.2</text:span><text:span text:style-name="T2"> si hih a un error greu i més de 6 errors lleus.</text:span></text:p>
            <text:p><text:span text:style-name="T1">0.0</text:span><text:span text:style-name="T2"> en qualsevol altre cas.</text:span></text:p>
          </table:table-cell>
          <table:table-cell table:number-columns-repeated="1017"/>
        </table:table-row>
        <table:table-row table:style-name="ro1">
          <table:table-cell table:number-columns-repeated="2"/>
          <table:table-cell table:style-name="ce5" office:value-type="string" calcext:value-type="string" table:number-columns-spanned="2" table:number-rows-spanned="1">
            <text:p>Nota</text:p>
          </table:table-cell>
          <table:covered-table-cell table:style-name="ce22"/>
          <table:table-cell table:style-name="ce13" table:formula="of:=SUM([.E3:.E19])" office:value-type="float" office:value="5.3" calcext:value-type="float">
            <text:p>5,3</text:p>
          </table:table-cell>
          <table:table-cell table:style-name="Default"/>
          <table:table-cell table:number-columns-repeated="1017"/>
        </table:table-row>
        <table:table-row table:style-name="ro1">
          <table:table-cell table:number-columns-repeated="2"/>
          <table:table-cell table:style-name="ce22" office:value-type="string" calcext:value-type="string" table:number-columns-spanned="2" table:number-rows-spanned="1">
            <text:p>Nota ponderada sobre 10</text:p>
          </table:table-cell>
          <table:covered-table-cell table:style-name="ce22"/>
          <table:table-cell table:style-name="ce14" table:formula="of:=[.E20]/5.5*10" office:value-type="float" office:value="9.63636363636364" calcext:value-type="float">
            <text:p>9,6</text:p>
          </table:table-cell>
          <table:table-cell table:style-name="Default"/>
          <table:table-cell table:number-columns-repeated="1017"/>
        </table:table-row>
        <table:table-row table:style-name="ro2" table:number-rows-repeated="1048554">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svg:font-family="Helvetica" style:font-family-generic="swiss"/>
    <style:font-face style:name="HelveticaNeue" svg:font-family="HelveticaNeue"/>
    <style:font-face style:name="HelveticaNeue-Bold" svg:font-family="HelveticaNeue-Bol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es" fo:country="ES"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1" number:min-decimal-places="1" number:min-integer-digits="1"/>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2">00/00/0000</text:date>, <text:time style:data-style-name="N2" text:time-value="23:56:39.0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1T16:12:55</meta:creation-date>
    <dc:date>2023-01-22T23:57:02.373000000</dc:date>
    <meta:editing-duration>P8DT23H18M26S</meta:editing-duration>
    <meta:editing-cycles>9</meta:editing-cycles>
    <meta:generator>LibreOffice/7.3.1.3$Windows_X86_64 LibreOffice_project/a69ca51ded25f3eefd52d7bf9a5fad8c90b87951</meta:generator>
    <meta:document-statistic meta:table-count="1" meta:cell-count="112" meta:object-count="0"/>
  </office:meta>
</office:document-meta>
</file>